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16.1929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748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6091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0.7618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dde8cb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d8c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esting_rules_Pneumoni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1" table:number-columns-repeated="16372" table:default-cell-style-name="Default"/>
        <table:table-row table:style-name="ro1">
          <table:table-cell/>
          <table:table-cell table:style-name="ce2"/>
          <table:table-cell table:style-name="ce1" table:number-columns-repeated="9"/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Pneumonia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mfcc2) &gt; 1.60) ∧ [G](max(mfcc3) &gt; -0.52) ∧ [G](max(mel12=2383Hz) &gt; 1.23e-8) ∧ [G](std⁺(mfcc6) &lt; 0.32)</text:p>
          </table:table-cell>
          <table:table-cell office:value-type="string" calcext:value-type="string">
            <text:p>Pneumonia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2.15" calcext:value-type="float">
            <text:p>2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8=1194Hz) ≤ -4.91) ∧ [G](max(cntrd) &lt; 1084.33) ∧ [G](std⁺(mel10=1687Hz) &lt; 0.42) ∧ [G]((max(mel8=1194Hz) ≤ -4.91) → [DBE](std⁺(mel13=2832Hz) &lt; 0.17))</text:p>
          </table:table-cell>
          <table:table-cell office:value-type="string" calcext:value-type="string">
            <text:p>Pneumonia</text:p>
          </table:table-cell>
          <table:table-cell office:value-type="float" office:value="0.28" calcext:value-type="float">
            <text:p>0.28</text:p>
          </table:table-cell>
          <table:table-cell office:value-type="float" office:value="0.93" calcext:value-type="float">
            <text:p>0.93</text:p>
          </table:table-cell>
          <table:table-cell office:value-type="float" office:value="1.84" calcext:value-type="float">
            <text:p>1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std(skwns) &lt; 16.88) ∧ (std(mel10=1687Hz) &lt; 0.54) ∧ (min(mel8=1194Hz) &lt; -4.20) ∧ (std(mel8=1194Hz) &lt; 0.19)</text:p>
          </table:table-cell>
          <table:table-cell office:value-type="string" calcext:value-type="string">
            <text:p>Pneumonia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2) ≤ 1.60) ∧ ⟨D̅B̅E̅⟩(min(mfcc5) ≥ -0.01)) ∧ [G]((max(mfcc2) ≤ 1.60) → [G](max(mfcc5) &lt; 0.91))</text:p>
          </table:table-cell>
          <table:table-cell office:value-type="string" calcext:value-type="string">
            <text:p>Healthy</text:p>
          </table:table-cell>
          <table:table-cell office:value-type="float" office:value="0.4" calcext:value-type="float">
            <text:p>0.4</text:p>
          </table:table-cell>
          <table:table-cell office:value-type="float" office:value="0.92" calcext:value-type="float">
            <text:p>0.92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in(mfcc2) &lt; 1.50) ∧ (max(mfcc4) ≥ 0.56) ∧ (mean(mfcc5) &lt; 0.48) ∧ (med(mel11=2005Hz) &lt; 9.76e-5)</text:p>
          </table:table-cell>
          <table:table-cell office:value-type="string" calcext:value-type="string">
            <text:p>Healthy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cntrd) ≥ 1084.33) ∧ (std⁻(skwns) ≤ 0.08))</text:p>
          </table:table-cell>
          <table:table-cell office:value-type="string" calcext:value-type="string">
            <text:p>Health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Bronchiecstasis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kurts) ≤ 5.06) ∧ [G]((max(kurts) ≤ 5.06) → [D̅B̅E̅](median(mel8=1194Hz) &gt; 9.17e-5))</text:p>
          </table:table-cell>
          <table:table-cell office:value-type="string" calcext:value-type="string">
            <text:p>Bronchiectasis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7=1005Hz) ≥ -4.14) ∧ [G]((max(mel7=1005Hz) ≥ -4.14) → [AO](max(kurts) &gt; 6.44))</text:p>
          </table:table-cell>
          <table:table-cell office:value-type="string" calcext:value-type="string">
            <text:p>Bronchiectasis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std(decrs) &lt; 2.77</text:p>
          </table:table-cell>
          <table:table-cell office:value-type="string" calcext:value-type="string">
            <text:p>Bronchiectasi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kurts) ≤ 5.06) ∧ ⟨D̅B̅E̅⟩(median(mel8=1194Hz) ≤ 9.17e-5)) ∧ [G]((max(kurts) ≤ 5.06) → [D̅B̅E̅]((median(mel8=1194Hz) ≤ 9.17e-5) → (quantile_hh⁺(mel9=1419Hz) &lt; 2.20)))</text:p>
          </table:table-cell>
          <table:table-cell office:value-type="string" calcext:value-type="string">
            <text:p>Healthy</text:p>
          </table:table-cell>
          <table:table-cell office:value-type="float" office:value="0.44" calcext:value-type="float">
            <text:p>0.44</text:p>
          </table:table-cell>
          <table:table-cell office:value-type="float" office:value="0.94" calcext:value-type="float">
            <text:p>0.94</text:p>
          </table:table-cell>
          <table:table-cell office:value-type="float" office:value="1.69" calcext:value-type="float">
            <text:p>1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7=1005Hz) ≥ -4.14) ∧ ⟨AO⟩((max(kurts) ≤ 6.44) ∧ ⟨D̅B̅E̅⟩((mean(mel7=1005Hz) ≤ -4.18) ∧ ⟨D̅B̅E̅⟩((median(decrs) ≥ -0.36) ∧ (std⁺(mel1=357Hz) ≥ 0.48)))))</text:p>
          </table:table-cell>
          <table:table-cell office:value-type="string" calcext:value-type="string">
            <text:p>Health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mean(decrs) &lt; -1.49</text:p>
          </table:table-cell>
          <table:table-cell office:value-type="string" calcext:value-type="string">
            <text:p>Healthy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std(decrs) ≥ 2.77</text:p>
          </table:table-cell>
          <table:table-cell office:value-type="string" calcext:value-type="string">
            <text:p>Healthy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COPD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6) ≥ 0.05) ∧ (max(mfcc5) ≤ 0.24)) ∧ [G](max(mel5=711Hz) &gt; 5.15e-5)</text:p>
          </table:table-cell>
          <table:table-cell office:value-type="string" calcext:value-type="string">
            <text:p>COPD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2.04" calcext:value-type="float">
            <text:p>2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d(entrp) ≥ 0.23) ∧ (min(mel14=3366Hz) ≥ -5.87)</text:p>
          </table:table-cell>
          <table:table-cell office:value-type="string" calcext:value-type="string">
            <text:p>COPD</text:p>
          </table:table-cell>
          <table:table-cell office:value-type="float" office:value="0.27" calcext:value-type="float">
            <text:p>0.27</text:p>
          </table:table-cell>
          <table:table-cell office:value-type="float" office:value="0.97" calcext:value-type="float">
            <text:p>0.97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1=357Hz) ≤ -3.83) ∧ ⟨L̅⟩((max(mel13=2832Hz) ≥ -8.07) ∧ (max(skwns) ≤ 1.57) ∧ ⟨G⟩(std⁺(entrp) ≥ 0.11)))</text:p>
          </table:table-cell>
          <table:table-cell office:value-type="string" calcext:value-type="string">
            <text:p>Healthy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1.92" calcext:value-type="float">
            <text:p>1.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crest) ≥ 120.66) ∧ (min(mfcc2) &lt; 1.55) ∧ (med(mel13=2832Hz) &lt; 8.06e-5) ∧ (mean(slope) ≥ -0.05)</text:p>
          </table:table-cell>
          <table:table-cell office:value-type="string" calcext:value-type="string">
            <text:p>Healthy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URTI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7=1005Hz) ≤ -4.79) ∧ ⟨AO⟩(sumdiagcov⁻(entrp) ≤ 0.04)) ∧ [G](max(flatn) &lt; 0.14) ∧ [G]((max(mel7=1005Hz) ≤ -4.79) → [D̅B̅E̅](max(mel8=1194Hz) &gt; -6.82)) ∧ [G]((max(mel7=1005Hz) ≤ -4.79) → [A̅O̅](mean_longstretch1⁺(mel4=599Hz) &lt; 8.0))</text:p>
          </table:table-cell>
          <table:table-cell office:value-type="string" calcext:value-type="string">
            <text:p>URTI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mfcc2) ≥ 3.53) ∧ (mean(mel3=504Hz) ≥ 9.25e-5) ∧ (max(mel13=2832Hz) &lt; 1.44e-6)</text:p>
          </table:table-cell>
          <table:table-cell office:value-type="string" calcext:value-type="string">
            <text:p>URTI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flatn) ≥ 0.14) ∧ [G]((max(flatn) ≥ 0.14) → [L](max(flatn) &lt; 0.28)) ∧ [G]((max(flatn) ≥ 0.14) → [L̅](sumdiagcov⁻(flatn) &gt; 0.01)) ∧ [G]((max(flatn) ≥ 0.14) → [D̅B̅E̅](max(crest) &gt; 15.22))</text:p>
          </table:table-cell>
          <table:table-cell office:value-type="string" calcext:value-type="string">
            <text:p>Healthy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skwns) ≥ 17.49) ∧ (min(mel1=357Hz) &lt; -3.17) ∧ (mean(slope) &lt; -0.02) ∧ (qnt(cntrd) ≥ 2.05) ∧ (max(mel10=1687Hz) ≥ -4.21) ∧ (std(decrs) &lt; 8.13) ∧ (max(flatn) ≥ 5.38e-5) ∧ (max(slope) &lt; -0.00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Bronchiolitis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crest) ≥ 39.35) ∧ ⟨AO⟩((mean(mel1=357Hz) ≥ 0.00) ∧ (mean(mfcc1) ≤ -19.99))) ∧ [G]((max(crest) ≥ 39.35) → [AO]((mean(mel1=357Hz) ≥ 0.00) → (mean(mfcc1) ≤ -19.99) → [AO](min(mel3=504Hz) &gt; 6.57e-7)))</text:p>
          </table:table-cell>
          <table:table-cell office:value-type="string" calcext:value-type="string">
            <text:p>Bronchiolitis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.63" calcext:value-type="float">
            <text:p>1.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kurts) &lt; 5761.28) ∧ (med(mel6=845Hz) &lt; -3.25) ∧ (mean(entrp) ≥ 0.21) ∧ (min(skwns) &lt; 3.35)</text:p>
          </table:table-cell>
          <table:table-cell office:value-type="string" calcext:value-type="string">
            <text:p>Bronchiolitis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.93" calcext:value-type="float">
            <text:p>1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crest) &lt; 39.35) ∧ [G](std⁻(mel11=2005Hz) &gt; 1.23e-9)</text:p>
          </table:table-cell>
          <table:table-cell office:value-type="string" calcext:value-type="string">
            <text:p>Healthy</text:p>
          </table:table-cell>
          <table:table-cell office:value-type="float" office:value="0.21" calcext:value-type="float">
            <text:p>0.21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mean(kurts) ≥ 5761.28</text:p>
          </table:table-cell>
          <table:table-cell office:value-type="string" calcext:value-type="string">
            <text:p>Healthy</text:p>
          </table:table-cell>
          <table:table-cell office:value-type="float" office:value="0.27" calcext:value-type="float">
            <text:p>0.27</text:p>
          </table:table-cell>
          <table:table-cell office:value-type="float" office:value="0.87" calcext:value-type="float">
            <text:p>0.87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 table:number-columns-repeated="9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1T16:15:27.600424790</dc:date>
    <meta:editing-duration>PT9M23S</meta:editing-duration>
    <meta:editing-cycles>2</meta:editing-cycles>
    <meta:generator>LibreOffice/24.2.6.2$Linux_X86_64 LibreOffice_project/8e9a753d9daaea75c34b417ba1bdf556bf2fc5b3</meta:generator>
    <meta:document-statistic meta:table-count="1" meta:cell-count="305" meta:object-count="0"/>
  </office:meta>
</office:document-meta>
</file>